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f00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ritical Communication Failures in Uganda's Disaster Response System</text:p>
      <text:p text:style-name="Standard"/>
      <text:p text:style-name="Standard">Uganda faces recurring natural disasters floods in Kasese, landslides in Bududa, droughts in Karamoja that claim hundreds of lives annually. The 2024 Bududa landslides alone displaced over 10,000 people, with preventable deaths attributed to delayed emergency response.</text:p>
      <text:p text:style-name="Standard"/>
      <text:p text:style-name="Standard">The Core Problem: Communication Breakdown During the Golden Hours</text:p>
      <text:p text:style-name="Standard"/>
      <text:p text:style-name="Standard">When disaster strikes, victims face critical barriers:</text:p>
      <text:p text:style-name="Standard"/>
      <text:p text:style-name="Standard">Fragmented Emergency Access: Victims must separately contact police (999), ambulance (911), and local authorities wasting precious time during life-threatening situations.</text:p>
      <text:p text:style-name="Standard"/>
      <text:p text:style-name="Standard">Location Identification Failure: Rural victims often cannot describe their exact location, causing rescue teams to search blindly while survivors wait.</text:p>
      <text:p text:style-name="Standard"/>
      <text:p text:style-name="Standard">Platform Inaccessibility: Existing emergency apps require downloads, stable internet, and smartphone literacy—impractical for the 60% of Ugandans in rural areas with basic phones and limited connectivity.</text:p>
      <text:p text:style-name="Standard"/>
      <text:p text:style-name="Standard">Language and Literacy Barriers: Many Ugandans struggle with formal emergency reporting, especially under stress, leading to miscommunication and delayed response.</text:p>
      <text:p text:style-name="Standard"/>
      <text:p text:style-name="Standard">Zero Coordination Visibility: Emergency coordinators lack centralized systems to track incidents, allocate resources efficiently, and prevent duplicate dispatches.</text:p>
      <text:p text:style-name="Standard"/>
      <text:p text:style-name="Standard">Why This Matters in 2026</text:p>
      <text:p text:style-name="Standard"/>
      <text:p text:style-name="Standard">Climate change is intensifying disaster frequency across East Africa. Uganda's National Emergency Coordination Centre reports a 40% increase in disaster incidents since 2020. Yet emergency response infrastructure remains fragmented and inaccessible.</text:p>
      <text:p text:style-name="Standard"/>
      <text:p text:style-name="Standard">Meanwhile, 18 million Ugandans actively use WhatsApp ,a platform they understand, trust, and use daily. This presents an unprecedented opportunity.</text:p>
      <text:p text:style-name="Standard"/>
      <text:p text:style-name="Standard">The Gap We Address</text:p>
      <text:p text:style-name="Standard"/>
      <text:p text:style-name="Standard">Uganda needs an intelligent emergency system that:</text:p>
      <text:p text:style-name="Standard"/>
      <text:p text:style-name="Standard">Works on platforms people already use</text:p>
      <text:p text:style-name="Standard">Understands natural language distress calls</text:p>
      <text:p text:style-name="Standard">Automatically coordinates multiple emergency services</text:p>
      <text:p text:style-name="Standard">Provides real-time tracking for responders</text:p>
      <text:p text:style-name="Standard">Functions on low-bandwidth connections</text:p>
      <text:p text:style-name="Standard">Every minute of communication delay costs lives. Our solution eliminates that delay.</text:p>
      <text:p text:style-name="Standard"/>
      <text:p text:style-name="Standard"/>
      <text:p text:style-name="Standard"/>
      <text:p text:style-name="Standard">DIRECO: AI-Powered Disaster Response Coordinator</text:p>
      <text:p text:style-name="Standard"/>
      <text:p text:style-name="Standard">DIRECO transforms emergency response in Uganda through an intelligent, conversational AI agent accessible via a modern web application—with WhatsApp integration for extended reach.</text:p>
      <text:p text:style-name="Standard"><text:soft-page-break/></text:p>
      <text:p text:style-name="Standard">How It Works</text:p>
      <text:p text:style-name="Standard">Step 1: User Reports Emergency</text:p>
      <text:p text:style-name="Standard">A person in distress accesses our web app and types: "There's flooding in Bududa, 5 people trapped, we need help urgently"</text:p>
      <text:p text:style-name="Standard"/>
      <text:p text:style-name="Standard">Step 2: AI Agent Processes &amp; Understands</text:p>
      <text:p text:style-name="Standard">Our Gemini 1.5 Pro AI agent analyzes the message to extract:</text:p>
      <text:p text:style-name="Standard">Emergency type (flood, landslide, fire, medical)</text:p>
      <text:p text:style-name="Standard">Location (GPS coordinates via browser location sharing)</text:p>
      <text:p text:style-name="Standard">Number of victims</text:p>
      <text:p text:style-name="Standard">Urgency level</text:p>
      <text:p text:style-name="Standard"/>
      <text:p text:style-name="Standard">Step 3: Automated Action Execution</text:p>
      <text:p text:style-name="Standard">The AI agent autonomously executes response actions with real-time visual feedback:</text:p>
      <text:p text:style-name="Standard">Dispatches police to the location</text:p>
      <text:p text:style-name="Standard">Requests ambulance services</text:p>
      <text:p text:style-name="Standard">Coordinates evacuation teams</text:p>
      <text:p text:style-name="Standard">Locates nearest hospitals/shelters</text:p>
      <text:p text:style-name="Standard">Notifies emergency contacts</text:p>
      <text:p text:style-name="Standard">Users see live action cards showing each service dispatched, estimated arrival times, and completion status.</text:p>
      <text:p text:style-name="Standard"/>
      <text:p text:style-name="Standard">Step 4: Real-Time Coordination Dashboard</text:p>
      <text:p text:style-name="Standard">Emergency coordinators monitor all incidents through a centralized admin dashboard with live tracking, resource allocation, and response analytics.</text:p>
      <text:p text:style-name="Standard"/>
      <text:p text:style-name="Standard"/>
      <text:p text:style-name="Standard"/>
      <text:p text:style-name="Standard"/>
      <text:p text:style-name="Standard">user :judge1@aifest.ug</text:p>
      <text:p text:style-name="Standard">password:Judge2026!</text:p>
      <text:p text:style-name="Standard"/>
      <text:p text:style-name="Standard">Admin: https://disaster-response-coordinator.onrender.com/admin</text:p>
      <text:p text:style-name="Standard">Admin email: Admin@drc.ug</text:p>
      <text:p text:style-name="Standard">password:Admin1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1T14:08:09.476195254</meta:creation-date>
    <dc:date>2026-03-01T14:09:54.447470059</dc:date>
    <meta:editing-duration>PT1M46S</meta:editing-duration>
    <meta:editing-cycles>1</meta:editing-cycles>
    <meta:document-statistic meta:table-count="0" meta:image-count="0" meta:object-count="0" meta:page-count="2" meta:paragraph-count="46" meta:word-count="444" meta:character-count="3425" meta:non-whitespace-character-count="3029"/>
    <meta:generator>LibreOffice/24.2.7.2$Linux_X86_64 LibreOffice_project/420$Build-2</meta:generator>
  </office:meta>
</office:document-meta>
</file>